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efa" officeooo:paragraph-rsid="001f6efa"/>
    </style:style>
    <style:style style:name="T1" style:family="text">
      <style:text-properties officeooo:rsid="001fbd1a"/>
    </style:style>
    <style:style style:name="T2" style:family="text">
      <style:text-properties officeooo:rsid="001fc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сположение участка:</text:p>
      <text:p text:style-name="P1">- 5 км от г. Ижевска;</text:p>
      <text:p text:style-name="P1">- 5 км от аэропорта Ижевск;</text:p>
      <text:p text:style-name="P1">- обеспеченность автодорожной сетью;</text:p>
      <text:p text:style-name="P1">- основное рекреационное направление для жителей г. Ижевска,</text:p>
      <text:p text:style-name="P1">- утвержденная категория земель, как земли населенных пунктов;</text:p>
      <text:p text:style-name="P1">- площадь 580 га.</text:p>
      <text:p text:style-name="P1"/>
      <text:p text:style-name="P1"/>
      <text:p text:style-name="P1">Наличие инфраструктуры.</text:p>
      <text:p text:style-name="P1"/>
      <text:p text:style-name="P1">1. Газоснабжение:</text:p>
      <text:p text:style-name="P1">а) основной вариант — подключение к газопроводу давлением 1,2МПа от ГРС «Россия» - до н.п. Новая Казмаска. Расстояние до проекта 2,2 км. Загруженность 85%. Мощность для проекта 28 тыс. куб. м/час.</text:p>
      <text:p text:style-name="P1">б) альтернативный вариант — подключение к ГРС «Гремиха». Расстояние 8 км. Загруженность ГРС 4%. Мощность для проекта от 30 тыс. куб. м/час.</text:p>
      <text:p text:style-name="P1"/>
      <text:p text:style-name="P1">2. Электроснабжение:</text:p>
      <text:p text:style-name="P1">а) основной вариант — строительство понижающей подстанции от ВЛ-110 кВ, проходящей по участку. Мощность 30 МВА.</text:p>
      <text:p text:style-name="P1">б) альтернативный вариант — газопоршневая электростанция (но для этого <text:span text:style-name="T1">нужно</text:span> газоснабжени<text:span text:style-name="T1">е</text:span> только <text:span text:style-name="T1">по </text:span>альтернативн<text:span text:style-name="T1">ому</text:span> вариант<text:span text:style-name="T1">у </text:span><text:span text:style-name="T2">газоснабжения</text:span>, т. е <text:s/>через ГРС «Гремиха»).</text:p>
      <text:p text:style-name="P1"/>
      <text:p text:style-name="P1">3. Водоснабжение. Подземные источники. Объем неограничен, качество отличное.</text:p>
      <text:p text:style-name="P1"/>
      <text:p text:style-name="P1">4. Интернет. По участку проходит магистральный оптико-волоконный кабель Ростелеком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3T11:34:31.151000000</meta:creation-date>
    <dc:date>2023-12-28T21:41:43.812000000</dc:date>
    <meta:editing-duration>PT8H24M13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6" meta:word-count="147" meta:character-count="1077" meta:non-whitespace-character-count="941"/>
  </office:meta>
</office:document-meta>
</file>